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hatch" draw:fill-color="#ffffff" draw:fill-hatch-name="Red_20_90_20_Degrees_20_Crossed_20_1" draw:fill-hatch-solid="false" draw:textarea-vertical-align="middle" draw:auto-grow-height="true" draw:auto-grow-width="false" fo:max-height="0cm" fo:min-height="1.758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766cm" fo:min-width="0.516cm" fo:padding-top="0.137cm" fo:padding-bottom="0.137cm" fo:padding-left="0.262cm" fo:padding-right="0.262cm" fo:wrap-option="wrap"/>
    </style:style>
    <style:style style:name="gr3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742cm" fo:min-width="0.492cm" fo:padding-top="0.137cm" fo:padding-bottom="0.137cm" fo:padding-left="0.262cm" fo:padding-right="0.262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8" style:family="graphic" style:parent-style-name="objectwithoutfill">
      <style:graphic-properties svg:stroke-width="0.025cm" svg:stroke-color="#000000" draw:marker-start-width="0.229cm" draw:marker-end="Arrowheads_20_1" draw:marker-end-width="0.33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Red_20_90_20_Degrees_20_Crossed_20_1" draw:fill-hatch-solid="false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text-position="-8% 58%"/>
    </style:style>
    <style:style style:name="T2" style:family="text">
      <style:text-properties style:font-name="MathJax_Main1" style:font-name-asian="MathJax_Main1" style:font-name-complex="MathJax_Mai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302cm" svg:height="2.032cm" svg:x="3.302cm" svg:y="6.242cm">
          <draw:text-box>
            <text:p text:style-name="P1">f</text:p>
          </draw:text-box>
        </draw:frame>
        <draw:custom-shape draw:style-name="gr2" draw:text-style-name="P3" draw:layer="layout" svg:width="1.016cm" svg:height="1.016cm" svg:x="1.016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.016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.016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.016cm" svg:y="8.2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2cm" svg:height="0.962cm" svg:x="0cm" svg:y="5.28cm">
          <draw:text-box>
            <text:p>R<text:span text:style-name="T1">1</text:span></text:p>
          </draw:text-box>
        </draw:frame>
        <draw:frame draw:style-name="gr5" draw:text-style-name="P4" draw:layer="layout" svg:width="0.68cm" svg:height="0.997cm" svg:x="0.254cm" svg:y="7.258cm">
          <draw:text-box>
            <text:p><text:span text:style-name="T2">⋮</text:span></text:p>
          </draw:text-box>
        </draw:frame>
        <draw:frame draw:style-name="gr6" draw:text-style-name="P5" draw:layer="layout" svg:width="1.016cm" svg:height="0.997cm" svg:x="1.016cm" svg:y="7.277cm">
          <draw:text-box>
            <text:p text:style-name="P1"><text:span text:style-name="T2">⋮</text:span></text:p>
          </draw:text-box>
        </draw:frame>
        <draw:frame draw:style-name="gr7" draw:text-style-name="P4" draw:layer="layout" svg:width="1.016cm" svg:height="0.962cm" svg:x="1.016cm" svg:y="4.318cm">
          <draw:text-box>
            <text:p>1</text:p>
          </draw:text-box>
        </draw:frame>
        <draw:line draw:style-name="gr8" draw:text-style-name="P6" draw:layer="layout" svg:x1="2.032cm" svg:y1="7.277cm" svg:x2="3.302cm" svg:y2="7.277cm">
          <text:p/>
        </draw:line>
        <draw:line draw:style-name="gr8" draw:text-style-name="P6" draw:layer="layout" svg:x1="6.604cm" svg:y1="7.258cm" svg:x2="7.874cm" svg:y2="7.258cm">
          <text:p/>
        </draw:line>
        <draw:frame draw:style-name="gr1" draw:text-style-name="P2" draw:layer="layout" svg:width="3.302cm" svg:height="2.032cm" svg:x="10.16cm" svg:y="6.242cm">
          <draw:text-box>
            <text:p text:style-name="P1">f</text:p>
          </draw:text-box>
        </draw:frame>
        <draw:custom-shape draw:style-name="gr3" draw:text-style-name="P3" draw:layer="layout" svg:width="1.016cm" svg:height="1.016cm" svg:x="7.874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7.874cm" svg:y="7.277cm">
          <draw:text-box>
            <text:p text:style-name="P1"><text:span text:style-name="T2">⋮</text:span></text:p>
          </draw:text-box>
        </draw:frame>
        <draw:frame draw:style-name="gr7" draw:text-style-name="P4" draw:layer="layout" svg:width="1.016cm" svg:height="0.962cm" svg:x="7.874cm" svg:y="4.318cm">
          <draw:text-box>
            <text:p>2</text:p>
          </draw:text-box>
        </draw:frame>
        <draw:line draw:style-name="gr8" draw:text-style-name="P6" draw:layer="layout" svg:x1="8.89cm" svg:y1="7.277cm" svg:x2="10.16cm" svg:y2="7.277cm">
          <text:p/>
        </draw:line>
        <draw:line draw:style-name="gr8" draw:text-style-name="P6" draw:layer="layout" svg:x1="13.462cm" svg:y1="7.258cm" svg:x2="14.732cm" svg:y2="7.258cm">
          <text:p/>
        </draw:line>
        <draw:custom-shape draw:style-name="gr3" draw:text-style-name="P3" draw:layer="layout" svg:width="1.016cm" svg:height="1.016cm" svg:x="7.874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74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7.874cm" svg:y="7.277cm">
          <draw:text-box>
            <text:p text:style-name="P1"><text:span text:style-name="T2">⋮</text:span></text:p>
          </draw:text-box>
        </draw:frame>
        <draw:custom-shape draw:style-name="gr3" draw:text-style-name="P3" draw:layer="layout" svg:width="1.016cm" svg:height="1.016cm" svg:x="7.868cm" svg:y="5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68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68cm" svg:y="7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7.868cm" svg:y="8.28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7.868cm" svg:y="7.284cm">
          <draw:text-box>
            <text:p text:style-name="P1"><text:span text:style-name="T2">⋮</text:span></text:p>
          </draw:text-box>
        </draw:frame>
        <draw:line draw:style-name="gr8" draw:text-style-name="P6" draw:layer="layout" svg:x1="8.884cm" svg:y1="7.284cm" svg:x2="10.154cm" svg:y2="7.284cm">
          <text:p/>
        </draw:line>
        <draw:line draw:style-name="gr8" draw:text-style-name="P6" draw:layer="layout" svg:x1="17.272cm" svg:y1="7.258cm" svg:x2="18.542cm" svg:y2="7.258cm">
          <text:p/>
        </draw:line>
        <draw:frame draw:style-name="gr1" draw:text-style-name="P2" draw:layer="layout" svg:width="3.302cm" svg:height="2.032cm" svg:x="20.822cm" svg:y="6.242cm">
          <draw:text-box>
            <text:p text:style-name="P1">f</text:p>
          </draw:text-box>
        </draw:frame>
        <draw:line draw:style-name="gr8" draw:text-style-name="P6" draw:layer="layout" svg:x1="19.552cm" svg:y1="7.277cm" svg:x2="20.822cm" svg:y2="7.277cm">
          <text:p/>
        </draw:line>
        <draw:line draw:style-name="gr8" draw:text-style-name="P6" draw:layer="layout" svg:x1="24.124cm" svg:y1="7.258cm" svg:x2="25.394cm" svg:y2="7.258cm">
          <text:p/>
        </draw:line>
        <draw:line draw:style-name="gr8" draw:text-style-name="P6" draw:layer="layout" svg:x1="19.546cm" svg:y1="7.284cm" svg:x2="20.816cm" svg:y2="7.284cm">
          <text:p/>
        </draw:line>
        <draw:custom-shape draw:style-name="gr3" draw:text-style-name="P3" draw:layer="layout" svg:width="1.016cm" svg:height="1.016cm" svg:x="25.4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25.4cm" svg:y="7.277cm">
          <draw:text-box>
            <text:p text:style-name="P1"><text:span text:style-name="T2">⋮</text:span></text:p>
          </draw:text-box>
        </draw:frame>
        <draw:frame draw:style-name="gr7" draw:text-style-name="P4" draw:layer="layout" svg:width="1.015cm" svg:height="0.962cm" svg:x="25.394cm" svg:y="4.318cm">
          <draw:text-box>
            <text:p>T</text:p>
          </draw:text-box>
        </draw:frame>
        <draw:custom-shape draw:style-name="gr3" draw:text-style-name="P3" draw:layer="layout" svg:width="1.016cm" svg:height="1.016cm" svg:x="25.4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4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25.4cm" svg:y="7.277cm">
          <draw:text-box>
            <text:p text:style-name="P1"><text:span text:style-name="T2">⋮</text:span></text:p>
          </draw:text-box>
        </draw:frame>
        <draw:custom-shape draw:style-name="gr3" draw:text-style-name="P3" draw:layer="layout" svg:width="1.016cm" svg:height="1.016cm" svg:x="25.394cm" svg:y="5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394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394cm" svg:y="7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25.394cm" svg:y="8.28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25.394cm" svg:y="7.284cm">
          <draw:text-box>
            <text:p text:style-name="P1"><text:span text:style-name="T2">⋮</text:span></text:p>
          </draw:text-box>
        </draw:frame>
        <draw:custom-shape draw:style-name="gr3" draw:text-style-name="P3" draw:layer="layout" svg:width="1.016cm" svg:height="1.016cm" svg:x="18.542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18.542cm" svg:y="7.277cm">
          <draw:text-box>
            <text:p text:style-name="P1"><text:span text:style-name="T2">⋮</text:span></text:p>
          </draw:text-box>
        </draw:frame>
        <draw:frame draw:style-name="gr7" draw:text-style-name="P4" draw:layer="layout" svg:width="1.524cm" svg:height="0.962cm" svg:x="18.287cm" svg:y="4.318cm">
          <draw:text-box>
            <text:p>T-1</text:p>
          </draw:text-box>
        </draw:frame>
        <draw:custom-shape draw:style-name="gr3" draw:text-style-name="P3" draw:layer="layout" svg:width="1.016cm" svg:height="1.016cm" svg:x="18.542cm" svg:y="5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6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7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42cm" svg:y="8.2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18.542cm" svg:y="7.277cm">
          <draw:text-box>
            <text:p text:style-name="P1"><text:span text:style-name="T2">⋮</text:span></text:p>
          </draw:text-box>
        </draw:frame>
        <draw:custom-shape draw:style-name="gr3" draw:text-style-name="P3" draw:layer="layout" svg:width="1.016cm" svg:height="1.016cm" svg:x="18.536cm" svg:y="5.2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36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36cm" svg:y="7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016cm" svg:x="18.536cm" svg:y="8.28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6cm" svg:height="0.997cm" svg:x="18.536cm" svg:y="7.284cm">
          <draw:text-box>
            <text:p text:style-name="P1"><text:span text:style-name="T2">⋮</text:span></text:p>
          </draw:text-box>
        </draw:frame>
        <draw:frame draw:style-name="gr9" draw:text-style-name="P5" draw:layer="layout" svg:width="2.032cm" svg:height="0.997cm" svg:x="14.986cm" svg:y="6.877cm">
          <draw:text-box>
            <text:p text:style-name="P1"><text:span text:style-name="T2">⋯</text:span></text:p>
          </draw:text-box>
        </draw:frame>
        <draw:frame draw:style-name="gr4" draw:text-style-name="P4" draw:layer="layout" svg:width="1.162cm" svg:height="0.962cm" svg:x="0cm" svg:y="6.296cm">
          <draw:text-box>
            <text:p>R<text:span text:style-name="T1">2</text:span></text:p>
          </draw:text-box>
        </draw:frame>
        <draw:frame draw:style-name="gr10" draw:text-style-name="P4" draw:layer="layout" svg:width="1.226cm" svg:height="0.962cm" svg:x="0cm" svg:y="8.382cm">
          <draw:text-box>
            <text:p>R<text:span text:style-name="T1">w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b2b2b2" draw:distance="0.203cm" draw:rotation="450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1T18:04:53.299275447</meta:creation-date>
    <dc:date>2022-02-03T09:58:53.145504731</dc:date>
    <meta:editing-duration>PT1M47S</meta:editing-duration>
    <meta:editing-cycles>5</meta:editing-cycles>
    <meta:generator>LibreOffice/7.2.5.2$Linux_X86_64 LibreOffice_project/20$Build-2</meta:generator>
    <meta:document-statistic meta:object-count="94"/>
  </office:meta>
</office:document-meta>
</file>